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style:text-underline-style="none" fo:font-weight="bold" style:font-size-asian="36pt" style:font-weight-asian="bold" style:font-size-complex="36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in32Memez : Fonctions</text:p>
      <text:p text:style-name="P1">Toutes les 30 seconds, un de ces événement se déclenche aléatoirement :</text:p>
      <text:list xml:id="list7773971251568244560" text:style-name="L2">
        <text:list-item>
          <text:p text:style-name="P2">Affichez un message choisi aléatoirement parmi ceux-ci:<text:line-break/>- U Wot M8 ?</text:p>
          <text:p text:style-name="P2">- The fitnessgram pacer test is a multi-stage arobic capacity test that gets more difficult as it continues...</text:p>
          <text:p text:style-name="P2">- Mais oui c'est claire !</text:p>
          <text:p text:style-name="P2">- Erreur système, voulez-vous supprimer 'C:/Windows/System32' ?</text:p>
          <text:p text:style-name="P2">- Clavier non détecté, appuyez sur une touche pour continuer...</text:p>
          <text:p text:style-name="P2">- Appuyez sur ESC pour aller vous faire foutre.</text:p>
          <text:p text:style-name="P2">- My life is potatos...</text:p>
          <text:p text:style-name="P2">- AHHHHHHHHHHHHHHHHHHHHHHHHHHHHHHHHHHHHHHHHHHHHHHHHHH !!</text:p>
          <text:p text:style-name="P2">- Votre ordinateur est pourri, veuillez résoudre ce problème en l'enfonçant dans votre anus.</text:p>
          <text:p text:style-name="P2">- KILL YOURSELF !!!</text:p>
        </text:list-item>
        <text:list-item>
          <text:p text:style-name="P2">Jouer à volume maximal une musique choisie aléatoirement parmi celles-ci :</text:p>
          <text:p text:style-name="P2">- The fitnessgram pacer test</text:p>
          <text:p text:style-name="P2">- Annoying google ad</text:p>
          <text:p text:style-name="P2">- Little Einstein Trap Remix</text:p>
          <text:p text:style-name="P2">- Roblox kid scream<text:line-break/>- Bob l'éponge : « I NEEED IIIT »</text:p>
        </text:list-item>
        <text:list-item>
          <text:p text:style-name="P2">Jouer en plein écran a volume maximal une vidéo choisie aléatoirement parmi celles-ci :</text:p>
          <text:p text:style-name="P2">- WTF Guy<text:line-break/>- You are an idiot<text:line-break/>- You reposted in the wrong neighbourhood (IDubbzTV)<text:line-break/>- Chum Dum Bedrum (Refrain)<text:line-break/>- Best club penguin meme compilation 2015 (legit)</text:p>
        </text:list-item>
        <text:list-item>
          <text:p text:style-name="P2">Lancer un site à volume maximal choisi aléatoirement parmi ceux-ci :</text:p>
          <text:p text:style-name="P2">- http://potato.io<text:line-break/>- http://www.republiquedesmangues.fr/<text:line-break/>- https://www.google.be/search?q=Comment ne pas être con,<text:line-break/>- https://www.google.be/search?q=Comment gagner plus de 10000 euro pas seconde<text:line-break/>- https://www.google.be/search?q=Comment aller sur google<text:line-break/>- https://www.facebook.com/Vladimir-Poutine-840688922625495/?nr<text:line-break/>- https://www.youtube.com/channel/UC7-Vq032-UWOyJtaAbGOvVg/feed<text:line-break/>- https://www.youtube.com/watch?v=2uGqebmfwms<text:line-break/>- https://fr.wikipedia.org/wiki/Chou-fleur<text:line-break/>- <text:a xlink:type="simple" xlink:href="http://www.partridgegetslucky.com/" text:style-name="Internet_20_link" text:visited-style-name="Visited_20_Internet_20_Link">http://www.partridgegetslucky.com/</text:a></text:p>
        </text:list-item>
        <text:list-item>
          <text:p text:style-name="P2">Lancer le bloc-note avec un message pré écrit choisi aléatoirement parmi ceux-ci :<text:line-break/>Site a visiter ce soir:&lt;nouvelle ligne&gt;- youporn.com&lt;nouvelle ligne&gt;- xvideo.com&lt;nouvelle ligne&gt;- e621.net&lt;nouvelle ligne&gt;- rule34.org</text:p>
          <text:p text:style-name="P2">- J'aime les pomme de terres cuites au four.</text:p>
          <text:p text:style-name="P2">- Ta mère, c'est comme un caddy, 50 cents et c'est parti !</text:p>
          <text:p text:style-name="P2">- Ce fichier vous rappelle que vous êtes un horrible con...</text:p>
          <text:p text:style-name="P2">- Le chou-fleur est une variété de chou de la famille des Brassicacées, cultivée comme</text:p>
          <text:p text:style-name="P2">- plante potagère pour son méristème floral hypertrophié et charnu, consommé comme légume. Le terme désigne aussi ce légume.</text:p>
        </text:list-item>
      </text:list>
      <text:p text:style-name="P3">Copyright © <text:s/>What's The Geek 2017</text:p>
      <text:list xml:id="list39696438" text:continue-numbering="true" text:style-name="L2">
        <text:list-header>
          <text:p text:style-name="P2"><text:soft-page-break/>- La pomme de terre, ou patate1 (langage familier, canadianisme et belgicisme), est un tubercule comestible produit par l’espèce Solanum tuberosum, appartenant à la famille des solanacées.</text:p>
          <text:p text:style-name="P2">- Comment Ruquier enlève-t-il sa capote ? EN PETTANT XDDDDDDDDDD</text:p>
          <text:p text:style-name="P2">- sdojfjqsjd5hfqhdjfqs6jDH75JF54Q(...)KJHJHUhuGGY4gbyBGYbguy56544524265245 (sa veux rien dir lol)</text:p>
          <text:p text:style-name="P2">- Chaques jours, des milliers d'imbeciles utilise un ordinateur, aider nous à http://onsefoudevotreguele.fr/</text:p>
          <text:p text:style-name="P2">- Il étais une fois une licorne qui enculais Eddy Malou...</text:p>
        </text:list-header>
        <text:list-item>
          <text:p text:style-name="P2">Ouvre le lecteur CD/DVD</text:p>
        </text:list-item>
        <text:list-item>
          <text:p text:style-name="P2">Change de place et redimensionne toutes les fenêtres aléatoirement</text:p>
        </text:list-item>
        <text:list-item>
          <text:p text:style-name="P2">Replace le titre de toutes les fenêtres par un titre choisi aléatoirement parmi ceux-ci :</text:p>
          <text:p text:style-name="P2">- Wirus.exe - #SeemsLegit</text:p>
          <text:p text:style-name="P2">- Netscape</text:p>
          <text:p text:style-name="P2">- Mikrosoft teknical supp0rt</text:p>
          <text:p text:style-name="P2">- 8====-</text:p>
          <text:p text:style-name="P2">- Penis.txt</text:p>
          <text:p text:style-name="P2">- &lt;insérez nom de fenêtre ici&gt;</text:p>
          <text:p text:style-name="P2">- Ceci n'est pas un titre.</text:p>
          <text:p text:style-name="P2">- Win32Memez est au contrôle de votre ordinateur.</text:p>
          <text:p text:style-name="P2">- Balançoire</text:p>
          <text:p text:style-name="P2">- Best club penguin meme compilation 2015 (legit)</text:p>
        </text:list-item>
        <text:list-item>
          <text:p text:style-name="P2">Change le fond d'écran par une image choisie aléatoirement parmi celles-ci :</text:p>
          <text:p text:style-name="P2">- Kim Jong Un</text:p>
          <text:p text:style-name="P2">- Doge dans l'espace</text:p>
          <text:p text:style-name="P2">- Fond d'écran MLG</text:p>
          <text:p text:style-name="P2">- Ornitorink avec lunettes de soleil</text:p>
          <text:p text:style-name="P2">- Image Putaclic</text:p>
        </text:list-item>
        <text:list-item>
          <text:p text:style-name="P2">Dessine les lignes aléatoirement sur l'écran</text:p>
        </text:list-item>
        <text:list-item>
          <text:p text:style-name="P2">Dessine des images de Pepe aléatoirement sur l'écran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pyright © <text:s/>What's The Geek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Rouma</meta:initial-creator>
    <meta:creation-date>2017-05-14T18:39:17.87</meta:creation-date>
    <meta:document-statistic meta:table-count="0" meta:image-count="0" meta:object-count="0" meta:page-count="2" meta:paragraph-count="55" meta:word-count="572" meta:character-count="3602"/>
    <dc:date>2017-05-14T19:52:30.40</dc:date>
    <dc:creator>Alexandre Rouma</dc:creator>
    <meta:editing-duration>PT42M32S</meta:editing-duration>
    <meta:editing-cycles>1</meta:editing-cycles>
    <meta:generator>OpenOffice/4.1.3$Win32 OpenOffice.org_project/413m1$Build-9783</meta:generator>
  </office:meta>
</office:document-meta>
</file>